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cb2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cb2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cb2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cb2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cb2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cb2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cb2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cb2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cb2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cb2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cb2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cb2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cb2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cb2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cb2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cb2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cb2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Esmeralda Rubi Medina Medin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Bermúdez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6/6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413352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ose Luis Salazar Gonza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49485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0.34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8"/>
    <meta:template xlink:type="simple" xlink:actuate="onRequest" xlink:title="Normal" xlink:href=""/>
  </office:meta>
</office:document-meta>
</file>